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ba4" officeooo:paragraph-rsid="000ea4d8"/>
    </style:style>
    <style:style style:name="P2" style:family="paragraph" style:parent-style-name="Standard">
      <style:text-properties officeooo:rsid="000d2ba4" officeooo:paragraph-rsid="000ed2a2"/>
    </style:style>
    <style:style style:name="P3" style:family="paragraph" style:parent-style-name="Standard">
      <style:text-properties officeooo:rsid="000d2ba4" officeooo:paragraph-rsid="00127a0d"/>
    </style:style>
    <style:style style:name="P4" style:family="paragraph" style:parent-style-name="Standard">
      <style:text-properties officeooo:rsid="000d2ba4" officeooo:paragraph-rsid="0012d4ec"/>
    </style:style>
    <style:style style:name="P5" style:family="paragraph" style:parent-style-name="Standard">
      <style:text-properties officeooo:rsid="000d2ba4" officeooo:paragraph-rsid="0014bb65"/>
    </style:style>
    <style:style style:name="P6" style:family="paragraph" style:parent-style-name="Standard">
      <style:text-properties officeooo:rsid="000d2ba4" officeooo:paragraph-rsid="0016ba2b"/>
    </style:style>
    <style:style style:name="P7" style:family="paragraph" style:parent-style-name="Standard">
      <style:text-properties officeooo:rsid="000d2ba4" officeooo:paragraph-rsid="001fb320"/>
    </style:style>
    <style:style style:name="P8" style:family="paragraph" style:parent-style-name="Standard">
      <style:text-properties officeooo:rsid="000d2ba4" officeooo:paragraph-rsid="002463ad"/>
    </style:style>
    <style:style style:name="P9" style:family="paragraph" style:parent-style-name="Standard">
      <style:text-properties officeooo:rsid="001e1ce2" officeooo:paragraph-rsid="001e1ce2"/>
    </style:style>
    <style:style style:name="P10" style:family="paragraph" style:parent-style-name="Standard">
      <style:text-properties officeooo:rsid="001e1ce2" officeooo:paragraph-rsid="001fb320"/>
    </style:style>
    <style:style style:name="P11" style:family="paragraph" style:parent-style-name="Standard">
      <style:text-properties officeooo:rsid="001fb320" officeooo:paragraph-rsid="001fb320"/>
    </style:style>
    <style:style style:name="P12" style:family="paragraph" style:parent-style-name="Standard">
      <style:text-properties officeooo:rsid="001fb320" officeooo:paragraph-rsid="00206b9e"/>
    </style:style>
    <style:style style:name="P13" style:family="paragraph" style:parent-style-name="Standard">
      <style:paragraph-properties fo:break-before="page"/>
      <style:text-properties officeooo:rsid="000d2ba4" officeooo:paragraph-rsid="002463ad"/>
    </style:style>
    <style:style style:name="T1" style:family="text">
      <style:text-properties officeooo:rsid="000ea4d8"/>
    </style:style>
    <style:style style:name="T2" style:family="text">
      <style:text-properties officeooo:rsid="000ed2a2"/>
    </style:style>
    <style:style style:name="T3" style:family="text">
      <style:text-properties officeooo:rsid="000f8ed7"/>
    </style:style>
    <style:style style:name="T4" style:family="text">
      <style:text-properties officeooo:rsid="00127a0d"/>
    </style:style>
    <style:style style:name="T5" style:family="text">
      <style:text-properties officeooo:rsid="0012d4ec"/>
    </style:style>
    <style:style style:name="T6" style:family="text">
      <style:text-properties officeooo:rsid="00184680"/>
    </style:style>
    <style:style style:name="T7" style:family="text">
      <style:text-properties officeooo:rsid="001c7dad"/>
    </style:style>
    <style:style style:name="T8" style:family="text">
      <style:text-properties officeooo:rsid="001e1ce2"/>
    </style:style>
    <style:style style:name="T9" style:family="text">
      <style:text-properties officeooo:rsid="001fb320"/>
    </style:style>
    <style:style style:name="T10" style:family="text">
      <style:text-properties officeooo:rsid="00204eb9"/>
    </style:style>
    <style:style style:name="T11" style:family="text">
      <style:text-properties officeooo:rsid="00206b9e"/>
    </style:style>
    <style:style style:name="T12" style:family="text">
      <style:text-properties officeooo:rsid="002463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2">Type benchmark in the second argument to run the code 1000 times and get the average.</text:span></text:p>
      <text:p text:style-name="P8"/>
      <text:p text:style-name="P8"><text:span text:style-name="T12">Examples<text:line-break/>./optimizedSearch benchmark.dat benchmark SequenceCommand.txt</text:span></text:p>
      <text:p text:style-name="P8"><text:span text:style-name="T12">./optimizedSearch benchmark.dat benchmark searchbestmatch 1 2 3 4 5</text:span><text:line-break/><text:line-break/>Average Time taken for the searches in a 400 x 400 matrix<text:line-break/></text:p>
      <text:p text:style-name="P1">Unoptimized</text:p>
      <text:p text:style-name="P2"><text:line-break/>Search Sequence : </text:p>
      <text:p text:style-name="P2"><text:span text:style-name="T1"><text:tab/>searchsequence 1</text:span></text:p>
      <text:p text:style-name="P2"><text:tab/><text:tab/>1079ms</text:p>
      <text:p text:style-name="P2"><text:span text:style-name="T1"><text:tab/>searchsequence 1 2 3 4 5</text:span><text:line-break/><text:tab/><text:tab/><text:span text:style-name="T2">1269 ms</text:span></text:p>
      <text:p text:style-name="P2"><text:span text:style-name="T2">Search Unordered</text:span> : </text:p>
      <text:p text:style-name="P2"><text:span text:style-name="T1"><text:tab/>searchUnordered 1</text:span></text:p>
      <text:p text:style-name="P2"><text:tab/><text:tab/> <text:span text:style-name="T4">12133</text:span>ms</text:p>
      <text:p text:style-name="P2"><text:span text:style-name="T1"><text:tab/>searchUnordered 1 2 3 4 5</text:span><text:line-break/><text:tab/><text:tab/><text:span text:style-name="T3">18891ms</text:span></text:p>
      <text:p text:style-name="P3"><text:span text:style-name="T2">Search Best Match</text:span> : </text:p>
      <text:p text:style-name="P3"><text:span text:style-name="T1"><text:tab/>searchbestmatch 1</text:span></text:p>
      <text:p text:style-name="P3"><text:tab/><text:tab/><text:span text:style-name="T7">12022</text:span>ms</text:p>
      <text:p text:style-name="P4"><text:span text:style-name="T1"><text:tab/>searchbestmatch 1 2 3 4 5</text:span><text:line-break/><text:tab/><text:tab/><text:span text:style-name="T8">19045ms</text:span></text:p>
      <text:p text:style-name="P1">Optimized</text:p>
      <text:p text:style-name="P2">Search Sequence : </text:p>
      <text:p text:style-name="P2"><text:span text:style-name="T1"><text:tab/>searchsequence 1</text:span></text:p>
      <text:p text:style-name="P2"><text:tab/><text:tab/> 48ms</text:p>
      <text:p text:style-name="P2"><text:span text:style-name="T1"><text:tab/>searchsequence 1 2 3 4 5</text:span><text:line-break/><text:tab/><text:tab/>4ms</text:p>
      <text:p text:style-name="P2"><text:span text:style-name="T2">Search Unordered</text:span> : </text:p>
      <text:p text:style-name="P2"><text:span text:style-name="T1"><text:tab/>searchUnordered 1</text:span></text:p>
      <text:p text:style-name="P2"><text:tab/><text:tab/> <text:span text:style-name="T5">128</text:span>ms</text:p>
      <text:p text:style-name="P6"><text:span text:style-name="T1"><text:tab/>searchUnordered 1 2 3 4 5</text:span><text:line-break/><text:tab/><text:tab/><text:span text:style-name="T2">576 ms</text:span></text:p>
      <text:p text:style-name="P6"><text:span text:style-name="T2">Search Best Match</text:span> : </text:p>
      <text:p text:style-name="P6"><text:span text:style-name="T1"><text:tab/>searchbestmatch 1</text:span></text:p>
      <text:p text:style-name="P6"><text:tab/><text:tab/><text:span text:style-name="T6">128</text:span>ms</text:p>
      <text:p text:style-name="P8"><text:span text:style-name="T1"><text:tab/>searchbestmatch 1 2 3 4 5</text:span><text:line-break/><text:tab/><text:tab/><text:span text:style-name="T2">575 ms</text:span><text:line-break/></text:p>
      <text:p text:style-name="P13"><text:line-break/>The worst case scenario Complexities for </text:p>
      <text:p text:style-name="P11">Unoptimized:</text:p>
      <text:p text:style-name="P3"><text:tab/>Search Sequence : </text:p>
      <text:p text:style-name="P9"><text:tab/>n^<text:span text:style-name="T9">2</text:span></text:p>
      <text:p text:style-name="P3"><text:span text:style-name="T2"><text:tab/>Search Unordered</text:span> : </text:p>
      <text:p text:style-name="P11"><text:tab/>n^3</text:p>
      <text:p text:style-name="P5"><text:span text:style-name="T2"><text:tab/>Search Best Match</text:span> : </text:p>
      <text:p text:style-name="P11"><text:tab/>n^3</text:p>
      <text:p text:style-name="P11">Optimized:</text:p>
      <text:p text:style-name="P7"><text:tab/>Search Sequence : </text:p>
      <text:p text:style-name="P10"><text:tab/><text:span text:style-name="T10">O(1) (Based on sequence size but it’s just the number of nodes traversed)</text:span></text:p>
      <text:p text:style-name="P7"><text:span text:style-name="T2"><text:tab/>Search Unordered</text:span> : </text:p>
      <text:p text:style-name="P11"><text:tab/><text:span text:style-name="T11">n(log(n)^2) <text:s/>(std::map is based on a red black tree so a find would be log(n) in worstcase) </text:span></text:p>
      <text:p text:style-name="P7"><text:span text:style-name="T2"><text:tab/>Search Best Match</text:span> : </text:p>
      <text:p text:style-name="P12"><text:tab/><text:span text:style-name="T11">n(log(n)^2) <text:s/>(std::map is based on a red black tree so a find would be log(n) in worstcase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0:11:26.322058077</meta:creation-date>
    <dc:date>2018-07-08T20:57:27.241682414</dc:date>
    <meta:editing-duration>PT35M41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05" meta:character-count="1237" meta:non-whitespace-character-count="1003"/>
  </office:meta>
</office:document-meta>
</file>